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Inter Black" svg:font-family="'Inter Black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Inter Black1" svg:font-family="'Inter Black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Inter Black" fo:font-size="16pt" style:font-name-asian="Inter Black1" style:font-size-asian="16pt" style:font-name-complex="Inter Black1" style:font-size-complex="16pt"/>
    </style:style>
    <style:style style:name="T2" style:family="text">
      <style:text-properties fo:color="#1155cc" style:font-name="Inter Black" fo:font-size="16pt" style:text-underline-style="solid" style:text-underline-width="auto" style:text-underline-color="font-color" style:font-name-asian="Inter Black1" style:font-size-asian="16pt" style:font-name-complex="Inter Black1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2. Provide the link to your updated LinkedIn profile in your career centre</text:span></text:p>
      <text:list xml:id="list1268575902" text:style-name="WWNum1">
        <text:list-item>
          <text:p text:style-name="P1"><text:a xlink:type="simple" xlink:href="http://www.linkedin.com/in/%20tarun-vanjara-aa775a330" text:style-name="ListLabel_20_10" text:visited-style-name="ListLabel_20_10"><text:span text:style-name="T2">Linkedin </text:span></text:a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Inter Black" svg:font-family="'Inter Black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Inter Black1" svg:font-family="'Inter Black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Inter Black" fo:font-family="'Inter Black'" style:font-family-generic="roman" style:font-pitch="variable" fo:font-size="16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font-name="Inter Black" fo:font-family="'Inter Black'" style:font-family-generic="roman" style:font-pitch="variable" fo:font-size="16pt" style:text-underline-style="solid" style:text-underline-width="auto" style:text-underline-color="font-color" style:font-name-asian="Inter Black1" style:font-family-asian="'Inter Black'" style:font-family-generic-asian="system" style:font-pitch-asian="variable" style:font-size-asian="16pt" style:font-name-complex="Inter Black1" style:font-family-complex="'Inter Black'" style:font-family-generic-complex="system" style:font-pitch-complex="variable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15" meta:character-count="84" meta:non-whitespace-character-count="71"/>
    <meta:generator>LibreOfficeDev/6.0.5.2$Linux_X86_64 LibreOffice_project/</meta:generator>
  </office:meta>
</office:document-meta>
</file>